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 style:font-pitch="variable"/>
    <style:font-face style:name="Font Awesome 6 Free Regular1" svg:font-family="'Font Awesome 6 Free Regular'" style:font-adornments="Regular"/>
    <style:font-face style:name="Font Awesome 6 Free Regular2" svg:font-family="'Font Awesome 6 Free Regular'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draw:stroke="dash" draw:stroke-dash="Double_20_Dash_20__28_Rounded_29_" svg:stroke-width="0.159cm" svg:stroke-color="#777777" draw:marker-start-width="0.437cm" draw:marker-end-width="0.437cm" svg:stroke-opacity="75%" svg:stroke-linecap="round" draw:fill="none" draw:textarea-vertical-align="middle" fo:padding-top="0.203cm" fo:padding-bottom="0.203cm" fo:padding-left="0.328cm" fo:padding-right="0.328cm" loext:decorative="false"/>
    </style:style>
    <style:style style:name="gr2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width="0.081cm" svg:stroke-color="#000000" draw:marker-start="" draw:marker-start-width="0.421cm" draw:marker-end="Arrowheads_20_7" draw:marker-end-width="0.421cm" svg:stroke-opacity="50%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draw:fill="hatch" draw:fill-hatch-name="Green_20_90_20_Degrees_20_Triple" draw:textarea-horizontal-align="justify" draw:textarea-vertical-align="middle" draw:auto-grow-height="false" fo:min-height="1.274cm" fo:min-width="5.82cm" loext:decorative="false"/>
    </style:style>
    <style:style style:name="gr10" style:family="graphic" style:parent-style-name="standard">
      <style:graphic-properties svg:stroke-width="0.106cm" svg:stroke-color="#ee6677" draw:marker-start="" draw:marker-start-width="0.458cm" draw:marker-end="Arrowheads_20_6" draw:marker-end-width="0.458cm" draw:textarea-vertical-align="middle" fo:padding-top="0.177cm" fo:padding-bottom="0.177cm" fo:padding-left="0.302cm" fo:padding-right="0.302cm" loext:decorative="false"/>
    </style:style>
    <style:style style:name="gr11" style:family="graphic" style:parent-style-name="standard">
      <style:graphic-properties svg:stroke-width="0.141cm" svg:stroke-color="#aa3377" draw:marker-start="" draw:marker-start-width="0.51cm" draw:marker-end="Arrowheads_20_6" draw:marker-end-width="0.51cm" draw:textarea-vertical-align="middle" fo:padding-top="0.194cm" fo:padding-bottom="0.194cm" fo:padding-left="0.319cm" fo:padding-right="0.319cm" loext:decorative="false"/>
    </style:style>
    <style:style style:name="gr12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draw:stroke-dash="Dash_20_Dot_20_4" svg:stroke-width="0cm" svg:stroke-color="#ee6677" draw:stroke-linejoin="none" svg:stroke-linecap="butt" draw:fill="solid" draw:fill-color="#ee6677" draw:textarea-horizontal-align="center" draw:textarea-vertical-align="middle" loext:decorative="false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 loext:decorative="false"/>
    </style:style>
    <style:style style:name="gr15" style:family="graphic" style:parent-style-name="standard">
      <style:graphic-properties draw:stroke="none" draw:fill="none" fo:min-height="4.465cm" fo:min-width="27.549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5.042cm" fo:min-width="9.85cm" loext:decorative="false"/>
    </style:style>
    <style:style style:name="gr18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19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hatch" draw:fill-hatch-name="Green_20_90_20_Degrees_20_Triple"/>
      <style:paragraph-properties fo:text-align="center"/>
    </style:style>
    <style:style style:name="P6" style:family="paragraph">
      <loext:graphic-properties draw:fill="solid" draw:fill-color="#ee6677"/>
      <style:paragraph-properties fo:text-align="center"/>
    </style:style>
    <style:style style:name="P7" style:family="paragraph">
      <loext:graphic-properties draw:fill="solid" draw:fill-color="#aa3377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1pt"/>
    </style:style>
    <style:style style:name="P11" style:family="paragraph">
      <loext:graphic-properties draw:fill-color="#ffffff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bold" style:letter-kerning="true" fo:background-color="transparent" style:font-name-asian="Font Awesome 6 Free Solid2" style:font-size-asian="14pt" style:font-style-asian="normal" style:font-weight-asian="bold" style:font-name-complex="Font Awesome 6 Free Solid2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normal" style:letter-kerning="true" fo:background-color="transparent" style:font-name-asian="Font Awesome 6 Free Solid2" style:font-size-asian="14pt" style:font-style-asian="normal" style:font-weight-asian="normal" style:font-name-complex="Font Awesome 6 Free Solid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2" fo:font-size="14pt" fo:font-style="normal" fo:text-shadow="none" style:text-underline-style="none" fo:font-weight="normal" style:letter-kerning="true" fo:background-color="transparent" style:font-name-asian="Font Awesome 6 Free Regular2" style:font-size-asian="14pt" style:font-style-asian="normal" style:font-weight-asian="normal" style:font-name-complex="Font Awesome 6 Free Regular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2" fo:font-size="14pt" fo:font-style="normal" fo:text-shadow="none" style:text-underline-style="none" fo:font-weight="normal" style:letter-kerning="true" fo:background-color="transparent" style:font-name-asian="Font Awesome 6 Brands Regular2" style:font-size-asian="14pt" style:font-style-asian="normal" style:font-weight-asian="normal" style:font-name-complex="Font Awesome 6 Brands Regular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9.072cm" svg:height="7.967cm" draw:transform="rotate (0.11065387457644) translate (3.50977234999903cm 4.63276420119346cm)" svg:viewBox="0 0 19073 7968" svg:d="M0 6169c5941 0 3406-751 5666-3460s4104-3015 5453-2504c1348 511-315 3415 1942 5520 2257 2104 6012 2243 6012 2243">
          <text:p/>
        </draw:path>
        <dr3d:scene draw:style-name="gr2" svg:width="7.379cm" svg:height="5.279cm" svg:x="10.689cm" svg:y="1.787cm" dr3d:transform="matrix (-0.307804158025669 -0.663596472023647 -0.681833060667995 0.0960288145249262 -0.734633544777482 0.671633844939797 -0.946591288298731 0.141256069623388 0.289847642238998 0.698523280782283cm 0.567253051069484cm 0.001462232107532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3d:scene draw:style-name="gr2" svg:width="3.535cm" svg:height="3.329cm" svg:x="2.434cm" svg:y="8.9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2" svg:width="13.636cm" svg:height="14.796cm" svg:x="17.356cm" svg:y="2.593cm" dr3d:transform="matrix (0.808362711460004 -0.132046568028943 -0.573684086055043 0.346135716540989 0.894876951859856 0.281753982695314 0.476172019816041 -0.426331965611063 0.769091192669973 0.0482628988853315cm -0.000484082004047541cm 0.013906620898802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 dr3d:transform="matrix (0.91966375566407 -0.0964466044966273 -0.380679168065353 0.170833805377521 0.971099712780389 0.166676809358962 0.353602018458738 -0.218319491385721 0.909561549441812 0.00916749861789139cm 0.0110013626085182cm 0.0434283479660933cm)"/>
        </dr3d:scene>
        <draw:g draw:style-name="gr5">
          <svg:title>TexMaths</svg:title>
          <svg:desc>28§display§t_{1}§svg§600§TRUE§</svg:desc>
          <draw:path draw:style-name="gr6" draw:text-style-name="P2" draw:layer="layout" svg:width="0.78cm" svg:height="1.901cm" svg:x="3.631cm" svg:y="12.794cm" svg:viewBox="0 0 781 1902" svg:d="M648 1586c-8-17-17-33-25-50-44 31-88 61-133 92-83 58-141 83-174 83-25 0-42-25-42-58 0-75 42-299 125-731 14-61 28-122 41-183 103 0 205 0 308 0 11-47 22-94 33-141-108 8-208 17-316 17 42-275 75-416 125-573-11-14-22-28-33-42-50 33-133 66-225 108-22 163-44 327-66 490-133 58-208 91-258 108-2 11-5 22-8 33 83 0 166 0 249 0-55 274-111 548-166 822-17 75-41 150-41 224 0 75 33 117 91 117 100 0 199-58 424-241 58-42 41-33 91-75z">
            <text:p/>
          </draw:path>
          <draw:path draw:style-name="gr6" draw:text-style-name="P2" draw:layer="layout" svg:width="0.755cm" svg:height="1.477cm" svg:x="4.67cm" svg:y="13.633cm" svg:viewBox="0 0 756 1478" svg:d="M756 1478c0-22 0-44 0-66-36 0-72 0-108 0-116-9-141-34-141-141 0-421 0-842 0-1263-8-2-17-5-25-8-141 66-291 133-482 199 3 31 6 61 8 92 9 0 17 0 25 0 92-42 183-83 283-125 8 0 16 17 16 75 0 343 0 686 0 1030 0 107-25 132-141 141-39 0-77 0-116 0 0 22 0 44 0 66 116-8 232-8 349-8 108 0 224 0 332 8z">
            <text:p/>
          </draw:path>
        </draw:g>
        <draw:g draw:style-name="gr5">
          <svg:title>TexMaths</svg:title>
          <svg:desc>28§display§t_{2}§svg§600§TRUE§</svg:desc>
          <draw:path draw:style-name="gr6" draw:text-style-name="P2" draw:layer="layout" svg:width="0.776cm" svg:height="1.893cm" svg:x="22.073cm" svg:y="16.343cm" svg:viewBox="0 0 777 1894" svg:d="M645 1580c-8-17-17-33-25-50-44 31-88 61-132 91-83 58-141 83-174 83-25 0-41-25-41-58 0-74 41-298 124-728 14-60 27-121 41-182 102 0 204 0 306 0 11-47 22-94 33-140-107 8-207 16-314 16 41-273 74-413 124-571-8-13-17-27-25-41-58 33-140 66-231 108-22 162-44 325-66 488-133 58-207 91-257 107-2 11-5 22-8 33 83 0 165 0 248 0-55 273-110 546-165 819-17 75-33 149-33 224 0 74 24 115 82 115 99 0 199-58 430-240 50-41 33-33 83-74z">
            <text:p/>
          </draw:path>
          <draw:path draw:style-name="gr6" draw:text-style-name="P2" draw:layer="layout" svg:width="0.95cm" svg:height="1.463cm" svg:x="23.016cm" svg:y="17.186cm" svg:viewBox="0 0 951 1464" svg:d="M951 1464c-9-41-9-66-9-99 0-25 0-41 9-91-243 8-485 16-728 25 127-138 254-276 380-414 207-215 273-331 273-496 0-240-165-389-438-389-149 0-256 41-355 149-14 96-28 193-42 289 22 0 44 0 66 0 9-33 17-66 25-99 33-124 108-174 257-174 181 0 297 108 297 290 0 157-91 314-331 571-118 127-237 253-355 380 0 20 0 39 0 58 149-8 314-8 471-8s323 0 480 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8" draw:text-style-name="P4" draw:layer="layout" svg:x1="3.982cm" svg:y1="8.88cm" svg:x2="26.262cm" svg:y2="8.88cm">
          <text:p/>
        </draw:line>
        <draw:custom-shape draw:style-name="gr9" draw:text-style-name="P5" draw:layer="layout" svg:width="6.32cm" svg:height="1.524cm" svg:x="9.817cm" svg:y="8.11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9.817cm" svg:y1="8.505cm" svg:x2="12.689cm" svg:y2="8.505cm">
          <text:p/>
        </draw:line>
        <draw:line draw:style-name="gr11" draw:text-style-name="P4" draw:layer="layout" svg:x1="16.137cm" svg:y1="8.505cm" svg:x2="22.785cm" svg:y2="8.505cm">
          <text:p/>
        </draw:line>
        <draw:line draw:style-name="gr12" draw:text-style-name="P4" draw:layer="layout" svg:x1="9.817cm" svg:y1="9.642cm" svg:x2="9.817cm" svg:y2="8.118cm">
          <text:p/>
        </draw:line>
        <draw:g draw:style-name="gr5">
          <svg:title>TexMaths</svg:title>
          <svg:desc>28§display§x§svg§600§TRUE§</svg:desc>
          <draw:path draw:style-name="gr6" draw:text-style-name="P2" draw:layer="layout" svg:width="0.461cm" svg:height="0.478cm" svg:x="9.586cm" svg:y="9.91cm" svg:viewBox="0 0 462 479" svg:d="M429 393c-3-7-6-13-8-20-37 28-62 45-76 45-16 0-27-11-39-31-8-19-19-53-22-80-6-34-13-67-19-101 12-16 24-31 36-47 44-61 70-84 100-84 17 0 28 6 34 23 4-2 9-4 14-6 4-27 9-54 13-81-11-8-19-11-30-11-39 0-75 36-137 125-12 18-24 36-36 53-2-15-4-31-5-47-12-95-39-131-95-131-25 0-48 8-56 20-18 26-37 53-56 80 6 4 12 8 17 11 28-33 47-47 67-47 31 0 53 39 70 137 3 19 7 39 11 58-13 21-26 41-39 62-42 64-75 94-103 94-14 0-25-3-28-8-4-9-8-19-11-28-7 1-13 2-20 3 0 19 0 33-5 64-3 11-3 14-6 22 17 6 31 11 42 11 33 0 69-27 100-75 25-37 50-74 75-111 4 22 8 44 11 67 12 80 34 119 70 119 20 0 50-16 84-44 15-14 31-28 47-42z">
            <text:p/>
          </draw:path>
        </draw:g>
        <draw:line draw:style-name="gr12" draw:text-style-name="P4" draw:layer="layout" svg:x1="16.137cm" svg:y1="9.642cm" svg:x2="16.137cm" svg:y2="8.118cm">
          <text:p/>
        </draw:line>
        <draw:g draw:style-name="gr5">
          <svg:title>TexMaths</svg:title>
          <svg:desc>28§display§x + \Delta x§svg§600§TRUE§</svg:desc>
          <draw:path draw:style-name="gr6" draw:text-style-name="P2" draw:layer="layout" svg:width="0.463cm" svg:height="0.479cm" svg:x="15.023cm" svg:y="10.107cm" svg:viewBox="0 0 464 480" svg:d="M431 393c-3-6-6-13-9-19-36 30-58 44-75 44-14 0-28-11-37-30-8-17-19-53-25-81-5-33-11-65-16-98 11-17 22-33 33-50 45-61 73-84 104-84 14 0 25 9 30 23 5-2 10-4 14-6 5-27 10-54 14-81-11-8-19-11-28-11-39 0-78 36-139 126-13 17-25 35-37 53-2-16-4-32-5-48-12-95-40-131-96-131-25 0-47 8-56 22-18 27-37 54-55 81 5 3 11 6 16 9 28-34 48-48 67-48 31 0 54 42 70 137 4 19 8 39 12 58-13 21-27 41-40 62-42 64-75 95-103 95-14 0-25-3-28-9-4-9-8-18-11-28-7 2-13 4-20 6 0 19 0 31-5 61-3 11-6 14-6 23 14 8 31 11 42 11 34 0 70-28 101-73 25-38 50-76 75-114 4 22 8 45 11 67 14 81 34 120 70 120 20 0 53-17 84-45 16-14 32-28 48-42z">
            <text:p/>
          </draw:path>
          <draw:path draw:style-name="gr6" draw:text-style-name="P2" draw:layer="layout" svg:width="0.533cm" svg:height="0.529cm" svg:x="15.834cm" svg:y="10.049cm" svg:viewBox="0 0 534 530" svg:d="M534 293c0-19 0-37 0-56-80 0-160 0-240 0 0-79 0-158 0-237-18 0-36 0-53 0 0 79 0 158 0 237-81 0-161 0-241 0 0 19 0 37 0 56 80 0 160 0 241 0 0 79 0 158 0 237 17 0 35 0 53 0 0-79 0-158 0-237 80 0 160 0 240 0z">
            <text:p/>
          </draw:path>
          <draw:path draw:style-name="gr6" draw:text-style-name="P2" draw:layer="layout" svg:width="0.648cm" svg:height="0.682cm" svg:x="16.676cm" svg:y="9.898cm" svg:viewBox="0 0 649 683" svg:d="M327 25c-109 203-218 406-327 608 1 14 2 28 3 42 73-6 145-6 218-6 123 0 243 6 366 14 20-11 40-22 59-33 1-5 2-9 3-14-106-204-190-418-263-636-20 8-39 17-59 25zM523 630c-115 0-229-2-347-2-33 0-67 0-103 0-1-4-2-8-3-12 78-164 157-318 252-477 3 0 7 0 11 0 65 161 157 391 196 483-2 3-4 6-6 8z">
            <text:p/>
          </draw:path>
          <draw:path draw:style-name="gr6" draw:text-style-name="P2" draw:layer="layout" svg:width="0.463cm" svg:height="0.479cm" svg:x="17.387cm" svg:y="10.107cm" svg:viewBox="0 0 464 480" svg:d="M431 393c-3-6-6-13-9-19-36 30-61 44-75 44-17 0-28-11-39-30-9-17-20-53-23-81-6-33-13-65-19-98 12-17 24-33 36-50 45-61 70-84 101-84 17 0 28 9 33 23 5-2 10-4 14-6 5-27 10-54 14-81-11-8-19-11-28-11-39 0-78 36-139 126-13 17-25 35-37 53-2-16-4-32-5-48-12-95-40-131-96-131-28 0-47 8-56 22-19 27-39 54-58 81 5 3 11 6 17 9 30-34 50-48 67-48 33 0 56 42 72 137 3 19 6 39 9 58-13 21-26 41-39 62-42 64-73 95-101 95-17 0-25-3-28-9-4-9-8-18-11-28-7 2-13 4-20 6 0 19-3 31-8 61 0 11-3 14-3 23 14 8 31 11 42 11 31 0 70-28 101-73 25-38 50-76 75-114 3 22 6 45 9 67 14 81 36 120 72 120 20 0 51-17 84-45 16-14 32-28 48-42z">
            <text:p/>
          </draw:path>
        </draw:g>
        <draw:g draw:style-name="gr5">
          <svg:title>TexMaths</svg:title>
          <svg:desc>28§display§j_{x}(x)§svg§600§TRUE§</svg:desc>
          <draw:path draw:style-name="gr13" draw:text-style-name="P6" draw:layer="layout" svg:width="0.326cm" svg:height="0.959cm" svg:x="10.098cm" svg:y="6.917cm" svg:viewBox="0 0 327 960" svg:d="M285 282c3-17 6-31 6-36 0-17-9-25-25-25-20 0-56 19-129 72-9 7-19 13-28 20 2 6 4 13 6 19 10-6 20-13 30-19 14-6 34-25 48-25 8 0 17 9 17 22 0 12-3 28-6 39-32 161-65 322-98 483-11 50-28 84-47 84-14 0-31-6-51-17-2 19-5 37-8 56 8 3 22 5 36 5 40 0 79-39 112-114 20-48 34-95 65-223 24-114 48-228 72-341zM327 39c0-22-14-39-33-39-31 0-59 31-59 64 0 25 14 39 39 39 31 0 53-28 53-64z">
            <text:p/>
          </draw:path>
          <draw:path draw:style-name="gr13" draw:text-style-name="P6" draw:layer="layout" svg:width="0.337cm" svg:height="0.351cm" svg:x="10.467cm" svg:y="7.411cm" svg:viewBox="0 0 338 352" svg:d="M313 288c-2-5-4-10-5-14-26 22-45 33-56 33s-20-8-25-22c-9-14-14-39-20-62-4-23-8-46-11-69 8-13 17-25 25-37 33-44 50-61 73-61 11 0 22 5 25 17 3-1 5-2 8-3 4-21 8-41 11-62-8-5-14-8-19-8-31 0-59 28-104 92-8 13-16 26-25 39-2-11-4-22-5-33-9-70-28-98-70-98-17 0-34 6-39 17-14 19-28 39-42 58 3 2 7 4 11 6 22-22 36-34 50-34 22 0 39 31 50 101 3 14 6 28 9 42-10 15-19 30-28 45-31 47-56 69-76 69-11 0-19-2-19-5-3-7-6-13-9-20-4 1-9 2-14 3 0 14 0 22-5 45 0 8-3 11-3 16 11 6 22 9 31 9 22 0 50-20 72-53 19-28 38-56 56-84 2 16 4 32 6 47 11 62 28 90 53 90 14 0 39-11 62-34 11-10 22-20 33-30z">
            <text:p/>
          </draw:path>
          <draw:path draw:style-name="gr13" draw:text-style-name="P6" draw:layer="layout" svg:width="0.248cm" svg:height="0.943cm" svg:x="10.962cm" svg:y="6.872cm" svg:viewBox="0 0 249 944" svg:d="M238 0c-149 98-238 262-238 472 0 192 92 374 235 472 5-6 9-12 14-17-137-117-160-232-160-458s26-346 160-452c-4-6-8-11-11-17z">
            <text:p/>
          </draw:path>
          <draw:path draw:style-name="gr13" draw:text-style-name="P6" draw:layer="layout" svg:width="0.463cm" svg:height="0.479cm" svg:x="11.281cm" svg:y="7.137cm" svg:viewBox="0 0 464 480" svg:d="M431 394c-3-7-6-13-9-20-36 31-58 45-75 45-14 0-28-9-37-28-8-20-19-56-25-84-5-32-11-65-17-98 12-15 23-31 34-47 45-64 73-87 104-87 13 0 25 9 30 23 5-2 10-4 14-6 5-27 10-54 14-81-11-8-19-11-28-11-39 0-78 36-140 126-12 17-24 35-36 53-2-16-4-32-6-48-11-95-39-131-95-131-25 0-47 8-56 22-18 27-37 54-55 81 5 3 11 6 16 9 28-34 48-48 67-48 31 0 54 42 70 137 4 20 8 41 12 61-14 20-27 40-40 59-42 67-75 98-103 98-14 0-25-6-28-9-4-9-8-18-11-28-7 1-13 2-20 3 0 20 0 31-5 64-3 12-3 14-6 20 14 8 31 11 42 11 34 0 70-28 101-72 25-39 50-77 75-115 4 22 8 45 11 67 14 84 34 120 70 120 20 0 53-14 84-44 16-14 32-28 48-42z">
            <text:p/>
          </draw:path>
          <draw:path draw:style-name="gr13" draw:text-style-name="P6" draw:layer="layout" svg:width="0.248cm" svg:height="0.943cm" svg:x="11.843cm" svg:y="6.872cm" svg:viewBox="0 0 249 944" svg:d="M11 0c-4 6-7 11-11 17 134 106 159 226 159 452s-22 341-159 458c5 5 9 11 14 17 143-98 235-280 235-472 0-210-90-374-238-472z">
            <text:p/>
          </draw:path>
        </draw:g>
        <draw:g draw:style-name="gr5">
          <svg:title>TexMaths</svg:title>
          <svg:desc>28§display§j_{x}(x+\Delta x)§svg§600§TRUE§</svg:desc>
          <draw:path draw:style-name="gr14" draw:text-style-name="P7" draw:layer="layout" svg:width="0.326cm" svg:height="0.96cm" svg:x="16.573cm" svg:y="6.917cm" svg:viewBox="0 0 327 961" svg:d="M285 282c6-17 9-31 9-36 0-14-11-25-25-25-23 0-59 19-132 72-9 7-19 13-28 20 3 6 6 13 9 19 10-6 20-13 30-19 14-6 31-25 45-25 11 0 17 9 17 22s-3 28-6 39c-32 161-65 322-98 483-11 50-28 84-44 84-14 0-31-6-54-20-2 19-5 38-8 56 11 6 22 9 39 9 37 0 76-40 109-115 23-47 37-95 65-223 24-114 48-227 72-341zM327 39c0-22-14-39-33-39-31 0-56 31-56 64 0 25 14 42 39 42 28 0 50-31 50-67z">
            <text:p/>
          </draw:path>
          <draw:path draw:style-name="gr14" draw:text-style-name="P7" draw:layer="layout" svg:width="0.34cm" svg:height="0.351cm" svg:x="16.942cm" svg:y="7.411cm" svg:viewBox="0 0 341 352" svg:d="M316 288c-2-5-4-10-5-14-28 22-45 33-56 33-12 0-20-8-28-22-6-14-14-39-17-62-5-23-9-46-14-69 8-13 17-25 25-37 34-44 53-61 76-61 11 0 19 5 22 17 4-1 7-2 11-3 4-21 8-41 11-62-8-5-16-8-22-8-28 0-56 25-101 92-9 13-18 26-28 39-1-11-2-22-3-33-8-73-28-98-69-98-20 0-34 6-42 17-14 19-28 39-42 58 4 2 9 4 14 6 19-22 36-34 47-34 25 0 39 31 53 101 3 14 6 28 9 42-11 15-21 30-31 45-31 47-53 69-73 69-11 0-19-2-22-5-2-7-4-13-6-20-5 1-11 2-17 3 0 14 0 22-5 45 0 8 0 11-3 16 11 6 22 9 31 9 25 0 53-23 75-53 18-28 36-56 53-84 3 16 6 32 9 47 11 62 25 90 50 90 17 0 39-11 62-34 12-10 24-20 36-30z">
            <text:p/>
          </draw:path>
          <draw:path draw:style-name="gr14" draw:text-style-name="P7" draw:layer="layout" svg:width="0.248cm" svg:height="0.943cm" svg:x="17.44cm" svg:y="6.872cm" svg:viewBox="0 0 249 944" svg:d="M238 0c-148 98-238 262-238 472 0 193 92 374 235 472 5-6 9-11 14-17-137-117-159-232-159-458s25-346 159-452c-4-6-7-11-11-17z">
            <text:p/>
          </draw:path>
          <draw:path draw:style-name="gr14" draw:text-style-name="P7" draw:layer="layout" svg:width="0.463cm" svg:height="0.479cm" svg:x="17.759cm" svg:y="7.137cm" svg:viewBox="0 0 464 480" svg:d="M431 394c-3-7-6-13-8-20-37 31-62 45-76 45s-28-9-36-28c-12-20-20-56-26-84-5-32-11-65-16-98 11-15 22-31 33-47 45-64 73-87 104-87 14 0 25 9 31 23 4-1 9-2 13-3 5-28 10-56 14-84-11-8-19-11-27-11-40 0-79 36-140 126-13 17-25 35-37 53-2-15-4-30-5-45-12-98-40-134-96-134-25 0-47 8-55 22-20 27-40 54-59 81 5 3 11 6 17 9 30-34 50-48 70-48 30 0 53 42 69 137 4 21 8 41 12 61-13 20-26 40-40 59-41 67-75 98-103 98-14 0-25-6-28-9-4-9-7-18-11-27-7 0-13 1-20 2 0 20-3 31-8 65 0 11-3 14-3 19 14 8 31 11 42 11 34 0 70-28 101-72 25-38 50-77 75-115 4 23 8 45 11 67 12 84 34 120 70 120 20 0 54-16 84-44 16-14 32-28 48-42z">
            <text:p/>
          </draw:path>
          <draw:path draw:style-name="gr14" draw:text-style-name="P7" draw:layer="layout" svg:width="0.533cm" svg:height="0.53cm" svg:x="18.571cm" svg:y="7.079cm" svg:viewBox="0 0 534 531" svg:d="M534 293c0-18 0-37 0-56-79 0-158 0-237 0 0-79 0-158 0-237-19 0-38 0-56 0 0 79 0 158 0 237-81 0-161 0-241 0 0 19 0 38 0 56 80 0 160 0 241 0 0 79 0 158 0 238 18 0 37 0 56 0 0-80 0-159 0-238 79 0 158 0 237 0z">
            <text:p/>
          </draw:path>
          <draw:path draw:style-name="gr14" draw:text-style-name="P7" draw:layer="layout" svg:width="0.645cm" svg:height="0.683cm" svg:x="19.416cm" svg:y="6.928cm" svg:viewBox="0 0 646 684" svg:d="M327 25c-109 204-218 408-327 612 1 13 2 26 3 39 70-3 143-6 215-6 123 0 246 6 370 14 19-10 39-20 58-31 0-5 0-11 0-16-106-204-190-419-263-637-18 8-37 17-56 25zM523 631c-114 0-232-3-347-3-36 0-70 0-103 0-1-3-2-7-3-11 78-165 157-318 249-477 4 0 7 0 11 0 66 161 157 391 199 483-2 2-4 5-6 8z">
            <text:p/>
          </draw:path>
          <draw:path draw:style-name="gr14" draw:text-style-name="P7" draw:layer="layout" svg:width="0.463cm" svg:height="0.479cm" svg:x="20.127cm" svg:y="7.137cm" svg:viewBox="0 0 464 480" svg:d="M431 394c-4-7-8-13-11-20-34 31-59 45-76 45-14 0-25-9-36-28-9-20-20-56-25-84-6-32-12-65-17-98 11-15 22-31 33-47 48-64 73-87 104-87 17 0 28 9 34 23 4-1 9-2 13-3 5-28 10-56 14-84-11-8-22-11-30-11-39 0-79 36-137 126-13 17-25 35-37 53-2-15-4-30-5-45-14-98-40-134-98-134-25 0-48 8-56 22-19 27-38 54-56 81 5 3 11 6 17 9 28-34 47-48 67-48 33 0 53 42 70 137 3 21 7 41 11 61-13 20-26 40-39 59-42 67-76 98-104 98-14 0-25-6-25-9-4-9-7-18-11-27-7 0-13 1-20 2 0 20-3 31-8 65-3 11-3 14-3 19 14 8 28 11 42 11 31 0 70-28 101-72 24-38 48-77 72-115 4 23 8 45 12 67 14 84 36 120 70 120 22 0 53-16 84-44 16-14 33-28 50-42z">
            <text:p/>
          </draw:path>
          <draw:path draw:style-name="gr14" draw:text-style-name="P7" draw:layer="layout" svg:width="0.248cm" svg:height="0.943cm" svg:x="20.689cm" svg:y="6.872cm" svg:viewBox="0 0 249 944" svg:d="M8 0c-2 6-5 11-8 17 132 106 159 226 159 452s-22 341-159 458c4 6 7 11 11 17 146-98 238-279 238-472 0-210-90-374-241-472z">
            <text:p/>
          </draw:path>
        </draw:g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5" draw:text-style-name="P10" draw:layer="layout" svg:width="28.049cm" svg:height="4.715cm" svg:x="0.098cm" svg:y="3.457cm">
          <draw:text-box>
            <text:p text:style-name="P9"><text:span text:style-name="T1"></text:span><text:span text:style-name="T2"></text:span><text:span text:style-name="T3"></text:span><text:span text:style-name="T2"></text:span><text:span text:style-name="T3"></text:span><text:span text:style-name="T2"></text:span><text:span text:style-name="T2">?  +</text:span></text:p>
            <text:p text:style-name="P9"><text:span text:style-name="T2"/></text:p>
            <text:p text:style-name="P9"><text:span text:style-name="T2"></text:span><text:span text:style-name="T2">$</text:span><text:span text:style-name="T3"></text:span><text:span text:style-name="T2"></text:span></text:p>
            <text:p text:style-name="P9"><text:span text:style-name="T2"/></text:p>
            <text:p text:style-name="P9"><text:span text:style-name="T2"></text:span><text:span text:style-name="T4"></text:span><text:span text:style-name="T2"></text:span><text:span text:style-name="T4"></text:span><text:span text:style-name="T2"></text:span><text:span text:style-name="T4"></text:span></text:p>
            <text:p text:style-name="P9"><text:span text:style-name="T2"/></text:p>
            <text:p text:style-name="P9"><text:span text:style-name="T2"></text:span></text:p>
            <text:p text:style-name="P9"><text:span text:style-name="T2"/></text:p>
            <text:p text:style-name="P9"><text:span text:style-name="T2"></text:span><text:span text:style-name="T3"></text:span><text:span text:style-name="T2"></text:span></text:p>
          </draw:text-box>
        </draw:frame>
        <draw:custom-shape draw:style-name="gr16" draw:text-style-name="P4" draw:layer="layout" svg:width="4.996cm" svg:height="3.387cm" svg:x="4.656cm" svg:y="8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0.35cm" svg:height="5.292cm" svg:x="5.567cm" svg:y="9.386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0.324cm" svg:y1="16.454cm" svg:x2="12.773cm" svg:y2="16.454cm">
          <text:p/>
        </draw:line>
        <draw:custom-shape draw:style-name="gr19" draw:text-style-name="P4" draw:layer="layout" svg:width="1.291cm" svg:height="4.17cm" svg:x="20.007cm" svg:y="6.9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3" presentation:class="page"/>
          <draw:frame presentation:style-name="pr2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 style:font-pitch="variable"/>
    <style:font-face style:name="Font Awesome 6 Free Regular1" svg:font-family="'Font Awesome 6 Free Regular'" style:font-adornments="Regular"/>
    <style:font-face style:name="Font Awesome 6 Free Regular2" svg:font-family="'Font Awesome 6 Free Regular'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0_20_Degrees" draw:display-name="Black 0 Degrees" draw:style="single" draw:color="#000000" draw:distance="0.102cm" draw:rotation="0"/>
    <draw:hatch draw:name="Green_20_60_20_Degrees" draw:display-name="Green 60 Degrees" draw:style="single" draw:color="#00a933" draw:distance="0.203cm" draw:rotation="600"/>
    <draw:hatch draw:name="Green_20_90_20_Degrees_20_Triple" draw:display-name="Green 90 Degrees Triple" draw:style="triple" draw:color="#00a933" draw:distance="0.203cm" draw:rotation="900"/>
    <draw:marker draw:name="Arrow" svg:viewBox="0 0 20 30" svg:d="M10 0l-10 30h20z"/>
    <draw:marker draw:name="Arrowheads_20_6" draw:display-name="Arrowheads 6" svg:viewBox="0 0 1131 1580" svg:d="M1013 1491l118 89-567-1580-564 1580 114-85 136-68 148-46 161-17 161 13 153 46z"/>
    <draw:marker draw:name="Arrowheads_20_7" draw:display-name="Arrowheads 7" svg:viewBox="0 0 20 40" svg:d="M0 40l10-40 10 40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2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2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2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497cm" fo:min-width="2.034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color="#bbbbbb" loext:opacity="100%" style:font-name="DejaVu Sans Mono1" fo:font-size="10.5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bbbbb" loext:opacity="100%" style:font-name="DejaVu Sans Mono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draw:style-name="Mgr5" draw:text-style-name="MP6" draw:layer="backgroundobjects" svg:width="2.534cm" svg:height="0.747cm" svg:x="26.959cm" svg:y="20.168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1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2.491cm" svg:height="1.396cm" svg:x="15.65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0:32:05.041940212</meta:creation-date>
    <meta:editing-duration>PT4H46M10S</meta:editing-duration>
    <meta:editing-cycles>12</meta:editing-cycles>
    <meta:generator>LibreOffice/7.6.4.1$Linux_X86_64 LibreOffice_project/60$Build-1</meta:generator>
    <dc:title>A4LandscapeDejavu</dc:title>
    <dc:date>2024-01-24T21:28:49.938549762</dc:date>
    <meta:print-date>2024-01-24T20:46:40.384039008</meta:print-date>
    <meta:printed-by>PDF files</meta:printed-by>
    <meta:document-statistic meta:object-count="71"/>
    <meta:user-defined meta:name="Author">PGLPM</meta:user-defined>
  </office:meta>
</office:document-meta>
</file>